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Pumper.pump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ikes.parseStream( BufferedReader inp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ikes.compi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reamPump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ikes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StreamPumper( BufferedInputStream is , OutputStream out , CountDown 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ikes.parseError( String err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ikes.toStringArray( List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ik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